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color="#188038" style:font-name="Roboto Mono" style:font-name-asian="Roboto Mono1" style:font-name-complex="Roboto Mono1"/>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weight="bold" style:font-weight-asian="bold"/>
    </style:style>
    <style:style style:name="P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6" style:family="paragraph" style:parent-style-name="Standard">
      <style:paragraph-properties fo:margin-left="0.5in" fo:margin-right="0in" fo:margin-top="0.1665in" fo:margin-bottom="0.1665in" loext:contextual-spacing="false" fo:line-height="100%" fo:text-indent="0in" style:auto-text-indent="false"/>
    </style:style>
    <style:style style:name="P37"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1"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42"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44"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45" style:family="paragraph" style:parent-style-name="Heading_20_4">
      <style:paragraph-properties fo:margin-top="0.1665in" fo:margin-bottom="0.028in" loext:contextual-spacing="false" fo:line-height="100%" fo:keep-together="auto" fo:keep-with-next="auto"/>
    </style:style>
    <style:style style:name="P46" style:family="paragraph" style:parent-style-name="Heading_20_4">
      <style:paragraph-properties fo:margin-top="0.1665in" fo:margin-bottom="0.028in" loext:contextual-spacing="false" fo:line-height="100%" fo:keep-together="auto" fo:keep-with-next="auto"/>
      <style:text-properties fo:color="#000000" fo:font-size="11pt" fo:font-weight="bold" style:font-size-asian="11pt" style:font-weight-asian="bold" style:font-size-complex="11pt"/>
    </style:style>
    <style:style style:name="P47" style:family="paragraph" style:parent-style-name="Heading_20_3">
      <style:paragraph-properties fo:margin-top="0.1945in" fo:margin-bottom="0.0555in" loext:contextual-spacing="false" fo:line-height="100%" fo:keep-together="auto" fo:keep-with-next="auto"/>
    </style:style>
    <style:style style:name="P48" style:family="paragraph" style:parent-style-name="Heading_20_3" style:master-page-name="Standard">
      <style:paragraph-properties fo:margin-top="0.1945in" fo:margin-bottom="0.0555in" loext:contextual-spacing="false" fo:line-height="100%" fo:keep-together="auto" style:page-number="1" fo:keep-with-next="auto"/>
    </style:style>
    <style:style style:name="T1" style:family="text">
      <style:text-properties fo:color="#ff0000" fo:font-size="20pt" fo:font-weight="bold" style:font-size-asian="20pt" style:font-weight-asian="bold" style:font-size-complex="20pt"/>
    </style:style>
    <style:style style:name="T2" style:family="text">
      <style:text-properties fo:color="#000000" fo:font-size="13pt" fo:font-weight="bold" style:font-size-asian="13pt" style:font-weight-asian="bold" style:font-size-complex="13pt"/>
    </style:style>
    <style:style style:name="T3" style:family="text">
      <style:text-properties fo:color="#000000" fo:font-size="11pt" fo:font-weight="bold" style:font-size-asian="11pt" style:font-weight-asian="bold" style:font-size-complex="11pt"/>
    </style:style>
    <style:style style:name="T4" style:family="text">
      <style:text-properties fo:font-weight="bold" style:font-weight-asian="bold"/>
    </style:style>
    <style:style style:name="T5" style:family="text">
      <style:text-properties fo:color="#188038" style:font-name="Roboto Mono" style:font-name-asian="Roboto Mono1" style:font-name-complex="Roboto Mono1"/>
    </style:style>
    <style:style style:name="T6" style:family="text">
      <style:text-properties fo:color="#188038" style:font-name="Roboto Mono" fo:font-weight="bold" style:font-name-asian="Roboto Mono1" style:font-weight-asian="bold" style:font-name-complex="Roboto Mon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emfhfwzhobgw"/><text:span text:style-name="T1">Project Details Are From Page 09</text:span></text:p>
      <text:p text:style-name="P47"><text:bookmark text:name="_xw997dsv5g8j"/><text:span text:style-name="T2">Ingress</text:span></text:p>
      <text:p text:style-name="Standard"/>
      <text:p text:style-name="P47"><text:bookmark text:name="_qoc1ph9dypb8"/><text:span text:style-name="T2">Ingress Networking</text:span></text:p>
      <text:p text:style-name="P2">Ingress networking in Kubernetes refers to the way external access to services within a Kubernetes cluster is managed. It provides a powerful mechanism to define rules that allow external HTTP and HTTPS traffic to reach your services. An Ingress resource defines these rules and allows for more complex routing, such as load balancing, SSL termination, and name-based virtual hosting.</text:p>
      <text:p text:style-name="P47"><text:bookmark text:name="_d5vxyilchzgs"/><text:span text:style-name="T2">Key Concepts</text:span></text:p>
      <text:list xml:id="list2106061963" text:style-name="WWNum14">
        <text:list-item>
          <text:p text:style-name="P4"><text:span text:style-name="T4">Ingress Resource</text:span>: A set of rules that allow inbound connections to reach the cluster services.</text:p>
        </text:list-item>
        <text:list-item>
          <text:p text:style-name="P18"><text:span text:style-name="T4">Ingress Controller</text:span>: A component that implements the Ingress resource, typically deployed as a pod within the cluster. It interprets the Ingress rules and routes traffic accordingly.</text:p>
        </text:list-item>
        <text:list-item>
          <text:p text:style-name="P18"><text:span text:style-name="T4">Ingress Rules</text:span>: Define the routing of HTTP/HTTPS traffic to various services within the cluster based on host, path, etc.</text:p>
        </text:list-item>
        <text:list-item>
          <text:p text:style-name="P26"><text:span text:style-name="T4">Backend Services</text:span>: Kubernetes services that Ingress resources route traffic to.</text:p>
        </text:list-item>
      </text:list>
      <text:p text:style-name="Standard"/>
      <text:p text:style-name="Standard"/>
      <text:p text:style-name="P45"><text:bookmark text:name="_3n7a7sdn912k"/><text:span text:style-name="T3">1. Start Minikube with Ingress Addon</text:span></text:p>
      <text:p text:style-name="P2">Ensure that Minikube is started with the Ingress addon enabled.</text:p>
      <text:p text:style-name="Standard"><text:span text:style-name="T5">minikube start --addons=ingress</text:span></text:p>
      <text:p text:style-name="Standard"/>
      <text:p text:style-name="P45"><text:bookmark text:name="_t32ppgx7wa7m"/><text:span text:style-name="T3">2. Verify Ingress Controller</text:span></text:p>
      <text:p text:style-name="P2">Check that the NGINX Ingress controller pods are running.</text:p>
      <text:p text:style-name="Standard"><text:span text:style-name="T5">kubectl get pods -n kube-system | grep nginx</text:span></text:p>
      <text:p text:style-name="Standard"/>
      <text:p text:style-name="P2"><text:soft-page-break/>You should see the NGINX Ingress controller pods listed.</text:p>
      <text:p text:style-name="P45"><text:bookmark text:name="_xr4d0bs0r143"/><text:span text:style-name="T3">3. Create Sample Services and Deployments</text:span></text:p>
      <text:p text:style-name="P2">Create sample deployments and services for demonstration.</text:p>
      <text:p text:style-name="Standard"><text:span text:style-name="T5"># frontend-deployment.yaml</text:span></text:p>
      <text:p text:style-name="Standard"><text:span text:style-name="T5">apiVersion: apps/v1</text:span></text:p>
      <text:p text:style-name="Standard"><text:span text:style-name="T5">kind: Deployment</text:span></text:p>
      <text:p text:style-name="Standard"><text:span text:style-name="T5">metadata:</text:span></text:p>
      <text:p text:style-name="Standard"><text:span text:style-name="T5"><text:s text:c="2"/>name: frontend</text:span></text:p>
      <text:p text:style-name="Standard"><text:span text:style-name="T5">spec:</text:span></text:p>
      <text:p text:style-name="Standard"><text:span text:style-name="T5"><text:s text:c="2"/>replicas: 2</text:span></text:p>
      <text:p text:style-name="Standard"><text:span text:style-name="T5"><text:s text:c="2"/>selector:</text:span></text:p>
      <text:p text:style-name="Standard"><text:span text:style-name="T5"><text:s text:c="4"/>matchLabels:</text:span></text:p>
      <text:p text:style-name="Standard"><text:span text:style-name="T5"><text:s text:c="6"/>app: frontend</text:span></text:p>
      <text:p text:style-name="Standard"><text:span text:style-name="T5"><text:s text:c="2"/>template:</text:span></text:p>
      <text:p text:style-name="Standard"><text:span text:style-name="T5"><text:s text:c="4"/>metadata:</text:span></text:p>
      <text:p text:style-name="Standard"><text:span text:style-name="T5"><text:s text:c="6"/>labels:</text:span></text:p>
      <text:p text:style-name="Standard"><text:span text:style-name="T5"><text:s text:c="8"/>app: frontend</text:span></text:p>
      <text:p text:style-name="Standard"><text:span text:style-name="T5"><text:s text:c="4"/>spec:</text:span></text:p>
      <text:p text:style-name="Standard"><text:span text:style-name="T5"><text:s text:c="6"/>containers:</text:span></text:p>
      <text:p text:style-name="Standard"><text:span text:style-name="T5"><text:s text:c="6"/>- name: frontend</text:span></text:p>
      <text:p text:style-name="Standard"><text:span text:style-name="T5"><text:s text:c="8"/>image: nginx</text:span></text:p>
      <text:p text:style-name="Standard"><text:soft-page-break/><text:span text:style-name="T5"><text:s text:c="8"/>ports:</text:span></text:p>
      <text:p text:style-name="Standard"><text:span text:style-name="T5"><text:s text:c="8"/>- containerPort: 80</text:span></text:p>
      <text:p text:style-name="Standard"><text:span text:style-name="T5">---</text:span></text:p>
      <text:p text:style-name="Standard"><text:span text:style-name="T5">apiVersion: v1</text:span></text:p>
      <text:p text:style-name="Standard"><text:span text:style-name="T5">kind: Service</text:span></text:p>
      <text:p text:style-name="Standard"><text:span text:style-name="T5">metadata:</text:span></text:p>
      <text:p text:style-name="Standard"><text:span text:style-name="T5"><text:s text:c="2"/>name: frontend-service</text:span></text:p>
      <text:p text:style-name="Standard"><text:span text:style-name="T5">spec:</text:span></text:p>
      <text:p text:style-name="Standard"><text:span text:style-name="T5"><text:s text:c="2"/>selector:</text:span></text:p>
      <text:p text:style-name="Standard"><text:span text:style-name="T5"><text:s text:c="4"/>app: frontend</text:span></text:p>
      <text:p text:style-name="Standard"><text:span text:style-name="T5"><text:s text:c="2"/>ports:</text:span></text:p>
      <text:p text:style-name="Standard"><text:span text:style-name="T5"><text:s text:c="4"/>- protocol: TCP</text:span></text:p>
      <text:p text:style-name="Standard"><text:span text:style-name="T5"><text:s text:c="6"/>port: 80</text:span></text:p>
      <text:p text:style-name="Standard"><text:span text:style-name="T5"><text:s text:c="6"/>targetPort: 80</text:span></text:p>
      <text:p text:style-name="Standard"/>
      <text:p text:style-name="Standard"/>
      <text:p text:style-name="Standard"><text:span text:style-name="T5"># backend-deployment.yaml</text:span></text:p>
      <text:p text:style-name="Standard"><text:span text:style-name="T5">apiVersion: apps/v1</text:span></text:p>
      <text:p text:style-name="Standard"><text:span text:style-name="T5">kind: Deployment</text:span></text:p>
      <text:p text:style-name="Standard"><text:span text:style-name="T5">metadata:</text:span></text:p>
      <text:p text:style-name="Standard"><text:span text:style-name="T5"><text:s text:c="2"/>name: backend</text:span></text:p>
      <text:p text:style-name="Standard"><text:soft-page-break/><text:span text:style-name="T5">spec:</text:span></text:p>
      <text:p text:style-name="Standard"><text:span text:style-name="T5"><text:s text:c="2"/>replicas: 2</text:span></text:p>
      <text:p text:style-name="Standard"><text:span text:style-name="T5"><text:s text:c="2"/>selector:</text:span></text:p>
      <text:p text:style-name="Standard"><text:span text:style-name="T5"><text:s text:c="4"/>matchLabels:</text:span></text:p>
      <text:p text:style-name="Standard"><text:span text:style-name="T5"><text:s text:c="6"/>app: backend</text:span></text:p>
      <text:p text:style-name="Standard"><text:span text:style-name="T5"><text:s text:c="2"/>template:</text:span></text:p>
      <text:p text:style-name="Standard"><text:span text:style-name="T5"><text:s text:c="4"/>metadata:</text:span></text:p>
      <text:p text:style-name="Standard"><text:span text:style-name="T5"><text:s text:c="6"/>labels:</text:span></text:p>
      <text:p text:style-name="Standard"><text:span text:style-name="T5"><text:s text:c="8"/>app: backend</text:span></text:p>
      <text:p text:style-name="Standard"><text:span text:style-name="T5"><text:s text:c="4"/>spec:</text:span></text:p>
      <text:p text:style-name="Standard"><text:span text:style-name="T5"><text:s text:c="6"/>containers:</text:span></text:p>
      <text:p text:style-name="Standard"><text:span text:style-name="T5"><text:s text:c="6"/>- name: backend</text:span></text:p>
      <text:p text:style-name="Standard"><text:span text:style-name="T5"><text:s text:c="8"/>image: hashicorp/http-echo</text:span></text:p>
      <text:p text:style-name="Standard"><text:span text:style-name="T5"><text:s text:c="8"/>args:</text:span></text:p>
      <text:p text:style-name="Standard"><text:span text:style-name="T5"><text:s text:c="10"/>- "-text=Hello from backend"</text:span></text:p>
      <text:p text:style-name="Standard"><text:span text:style-name="T5"><text:s text:c="8"/>ports:</text:span></text:p>
      <text:p text:style-name="Standard"><text:span text:style-name="T5"><text:s text:c="8"/>- containerPort: 5678</text:span></text:p>
      <text:p text:style-name="Standard"><text:span text:style-name="T5">---</text:span></text:p>
      <text:p text:style-name="Standard"><text:span text:style-name="T5">apiVersion: v1</text:span></text:p>
      <text:p text:style-name="Standard"><text:span text:style-name="T5">kind: Service</text:span></text:p>
      <text:p text:style-name="Standard"><text:span text:style-name="T5">metadata:</text:span></text:p>
      <text:p text:style-name="Standard"><text:soft-page-break/><text:span text:style-name="T5"><text:s text:c="2"/>name: backend-service</text:span></text:p>
      <text:p text:style-name="Standard"><text:span text:style-name="T5">spec:</text:span></text:p>
      <text:p text:style-name="Standard"><text:span text:style-name="T5"><text:s text:c="2"/>selector:</text:span></text:p>
      <text:p text:style-name="Standard"><text:span text:style-name="T5"><text:s text:c="4"/>app: backend</text:span></text:p>
      <text:p text:style-name="Standard"><text:span text:style-name="T5"><text:s text:c="2"/>ports:</text:span></text:p>
      <text:p text:style-name="Standard"><text:span text:style-name="T5"><text:s text:c="4"/>- protocol: TCP</text:span></text:p>
      <text:p text:style-name="Standard"><text:span text:style-name="T5"><text:s text:c="6"/>port: 80</text:span></text:p>
      <text:p text:style-name="Standard"><text:span text:style-name="T5"><text:s text:c="6"/>targetPort: 5678</text:span></text:p>
      <text:p text:style-name="Standard"/>
      <text:p text:style-name="P2">Apply these YAML files to create the deployments and services.</text:p>
      <text:p text:style-name="Standard"/>
      <text:p text:style-name="Standard"><text:span text:style-name="T5">kubectl apply -f frontend-deployment.yaml</text:span></text:p>
      <text:p text:style-name="Standard"><text:span text:style-name="T5">kubectl apply -f backend-deployment.yaml</text:span></text:p>
      <text:p text:style-name="Standard"/>
      <text:p text:style-name="P45"><text:bookmark text:name="_7raxcf5gcwvb"/><text:span text:style-name="T3">4. Create an Ingress Resource</text:span></text:p>
      <text:p text:style-name="P2">Define an Ingress resource to route traffic to these services.</text:p>
      <text:p text:style-name="Standard"/>
      <text:p text:style-name="Standard"><text:span text:style-name="T5"># ingress-resource.yaml</text:span></text:p>
      <text:p text:style-name="Standard"><text:span text:style-name="T5">apiVersion: networking.k8s.io/v1</text:span></text:p>
      <text:p text:style-name="Standard"><text:span text:style-name="T5">kind: Ingress</text:span></text:p>
      <text:p text:style-name="Standard"><text:span text:style-name="T5">metadata:</text:span></text:p>
      <text:p text:style-name="Standard"><text:soft-page-break/><text:span text:style-name="T5"><text:s text:c="2"/>name: example-ingress</text:span></text:p>
      <text:p text:style-name="Standard"><text:span text:style-name="T5">spec:</text:span></text:p>
      <text:p text:style-name="Standard"><text:span text:style-name="T5"><text:s text:c="2"/>rules:</text:span></text:p>
      <text:p text:style-name="Standard"><text:span text:style-name="T5"><text:s text:c="2"/>- host: myapp.local</text:span></text:p>
      <text:p text:style-name="Standard"><text:span text:style-name="T5"><text:s text:c="4"/>http:</text:span></text:p>
      <text:p text:style-name="Standard"><text:span text:style-name="T5"><text:s text:c="6"/>paths:</text:span></text:p>
      <text:p text:style-name="Standard"><text:span text:style-name="T5"><text:s text:c="6"/>- path: /frontend</text:span></text:p>
      <text:p text:style-name="Standard"><text:span text:style-name="T5"><text:s text:c="8"/>pathType: Prefix</text:span></text:p>
      <text:p text:style-name="Standard"><text:span text:style-name="T5"><text:s text:c="8"/>backend:</text:span></text:p>
      <text:p text:style-name="Standard"><text:span text:style-name="T5"><text:s text:c="10"/>service:</text:span></text:p>
      <text:p text:style-name="Standard"><text:span text:style-name="T5"><text:s text:c="12"/>name: frontend-service</text:span></text:p>
      <text:p text:style-name="Standard"><text:span text:style-name="T5"><text:s text:c="12"/>port:</text:span></text:p>
      <text:p text:style-name="Standard"><text:span text:style-name="T5"><text:s text:c="14"/>number: 80</text:span></text:p>
      <text:p text:style-name="Standard"><text:span text:style-name="T5"><text:s text:c="6"/>- path: /backend</text:span></text:p>
      <text:p text:style-name="Standard"><text:span text:style-name="T5"><text:s text:c="8"/>pathType: Prefix</text:span></text:p>
      <text:p text:style-name="Standard"><text:span text:style-name="T5"><text:s text:c="8"/>backend:</text:span></text:p>
      <text:p text:style-name="Standard"><text:span text:style-name="T5"><text:s text:c="10"/>service:</text:span></text:p>
      <text:p text:style-name="Standard"><text:span text:style-name="T5"><text:s text:c="12"/>name: backend-service</text:span></text:p>
      <text:p text:style-name="Standard"><text:span text:style-name="T5"><text:s text:c="12"/>port:</text:span></text:p>
      <text:p text:style-name="Standard"><text:span text:style-name="T5"><text:s text:c="14"/>number: 80</text:span></text:p>
      <text:p text:style-name="Standard"/>
      <text:p text:style-name="P2"><text:soft-page-break/>Apply the Ingress resource.</text:p>
      <text:p text:style-name="Standard"/>
      <text:p text:style-name="Standard"><text:span text:style-name="T5">kubectl apply -f ingress-resource.yaml</text:span></text:p>
      <text:p text:style-name="Standard"/>
      <text:p text:style-name="P45"><text:bookmark text:name="_wmye6mgzjxqv"/><text:span text:style-name="T3">5. Update /etc/hosts</text:span></text:p>
      <text:p text:style-name="P2">Add the hostname defined in the Ingress resource to your <text:span text:style-name="T5">/etc/hosts</text:span> file pointing to the Minikube IP.</text:p>
      <text:p text:style-name="Standard"/>
      <text:p text:style-name="Standard"><text:span text:style-name="T5">sudo nano /etc/hosts</text:span></text:p>
      <text:p text:style-name="Standard"/>
      <text:p text:style-name="P2">Add the following line (replace <text:span text:style-name="T5">&lt;minikube-ip&gt;</text:span> with the actual Minikube IP):</text:p>
      <text:p text:style-name="Standard"/>
      <text:p text:style-name="Standard"><text:span text:style-name="T5">&lt;minikube-ip&gt; myapp.local</text:span></text:p>
      <text:p text:style-name="Standard"/>
      <text:p text:style-name="P2">Get the Minikube IP using:</text:p>
      <text:p text:style-name="Standard"/>
      <text:p text:style-name="Standard"><text:span text:style-name="T5">minikube ip</text:span></text:p>
      <text:p text:style-name="Standard"/>
      <text:p text:style-name="P45"><text:bookmark text:name="_eoikem1r2vxn"/><text:span text:style-name="T3">6. Access the Services</text:span></text:p>
      <text:p text:style-name="P2">You should now be able to access the services via your browser or <text:span text:style-name="T5">curl</text:span>.</text:p>
      <text:p text:style-name="Standard"><text:span text:style-name="T5">curl http://myapp.local/frontend</text:span></text:p>
      <text:p text:style-name="Standard"><text:span text:style-name="T5">curl http://myapp.local/backend</text:span></text:p>
      <text:p text:style-name="Standard"><text:soft-page-break/></text:p>
      <text:p text:style-name="P47"><text:bookmark text:name="_21g6f1o9zyz5"/><text:span text:style-name="T2">Advanced Use Cases</text:span></text:p>
      <text:p text:style-name="P45"><text:bookmark text:name="_69ak9q6wyojo"/><text:span text:style-name="T3">1. Load Balancing with Sticky Sessions</text:span></text:p>
      <text:p text:style-name="P2"><text:span text:style-name="T4">Scenario</text:span>: Distribute traffic across multiple instances of a service while maintaining session affinity.</text:p>
      <text:p text:style-name="P2"><text:span text:style-name="T4">Example</text:span>:</text:p>
      <text:p text:style-name="Standard"><text:span text:style-name="T4">Ingress Resource with Annotations</text:span>:<text:line-break/><text:line-break/><text:span text:style-name="T5">apiVersion: networking.k8s.io/v1</text:span></text:p>
      <text:p text:style-name="Standard"><text:span text:style-name="T5">kind: Ingress</text:span></text:p>
      <text:p text:style-name="Standard"><text:span text:style-name="T5">metadata:</text:span></text:p>
      <text:p text:style-name="Standard"><text:span text:style-name="T5"><text:s text:c="2"/>name: sticky-ingress</text:span></text:p>
      <text:p text:style-name="Standard"><text:span text:style-name="T5"><text:s text:c="2"/>annotations:</text:span></text:p>
      <text:p text:style-name="Standard"><text:span text:style-name="T5"><text:s text:c="4"/>nginx.ingress.kubernetes.io/affinity: "cookie"</text:span></text:p>
      <text:p text:style-name="Standard"><text:span text:style-name="T5"><text:s text:c="4"/>nginx.ingress.kubernetes.io/session-cookie-name: "route"</text:span></text:p>
      <text:p text:style-name="Standard"><text:span text:style-name="T5">spec:</text:span></text:p>
      <text:p text:style-name="Standard"><text:span text:style-name="T5"><text:s text:c="2"/>rules:</text:span></text:p>
      <text:p text:style-name="Standard"><text:span text:style-name="T5"><text:s text:c="2"/>- host: sticky.local</text:span></text:p>
      <text:p text:style-name="Standard"><text:span text:style-name="T5"><text:s text:c="4"/>http:</text:span></text:p>
      <text:p text:style-name="Standard"><text:span text:style-name="T5"><text:s text:c="6"/>paths:</text:span></text:p>
      <text:p text:style-name="Standard"><text:span text:style-name="T5"><text:s text:c="6"/>- path: /</text:span></text:p>
      <text:p text:style-name="Standard"><text:span text:style-name="T5"><text:s text:c="8"/>pathType: Prefix</text:span></text:p>
      <text:p text:style-name="Standard"><text:span text:style-name="T5"><text:s text:c="8"/>backend:</text:span></text:p>
      <text:p text:style-name="Standard"><text:span text:style-name="T5"><text:s text:c="10"/>service:</text:span></text:p>
      <text:p text:style-name="Standard"><text:soft-page-break/><text:span text:style-name="T5"><text:s text:c="12"/>name: sticky-service</text:span></text:p>
      <text:p text:style-name="Standard"><text:span text:style-name="T5"><text:s text:c="12"/>port:</text:span></text:p>
      <text:p text:style-name="Standard"><text:span text:style-name="T5"><text:s text:c="14"/>number: 80</text:span></text:p>
      <text:p text:style-name="P2"/>
      <text:p text:style-name="P45"><text:bookmark text:name="_rvzzl3pia4j3"/><text:span text:style-name="T3">2. Path Rewriting</text:span></text:p>
      <text:p text:style-name="P2"><text:span text:style-name="T4">Scenario</text:span>: Route traffic to a different path in the backend service.</text:p>
      <text:p text:style-name="P2"><text:span text:style-name="T4">Example</text:span>:</text:p>
      <text:p text:style-name="Standard"><text:span text:style-name="T4">Ingress Resource with Path Rewriting</text:span>:<text:line-break/><text:line-break/><text:span text:style-name="T5">apiVersion: networking.k8s.io/v1</text:span></text:p>
      <text:p text:style-name="Standard"><text:span text:style-name="T5">kind: Ingress</text:span></text:p>
      <text:p text:style-name="Standard"><text:span text:style-name="T5">metadata:</text:span></text:p>
      <text:p text:style-name="Standard"><text:span text:style-name="T5"><text:s text:c="2"/>name: rewrite-ingress</text:span></text:p>
      <text:p text:style-name="Standard"><text:span text:style-name="T5"><text:s text:c="2"/>annotations:</text:span></text:p>
      <text:p text:style-name="Standard"><text:span text:style-name="T5"><text:s text:c="4"/>nginx.ingress.kubernetes.io/rewrite-target: /</text:span></text:p>
      <text:p text:style-name="Standard"><text:span text:style-name="T5">spec:</text:span></text:p>
      <text:p text:style-name="Standard"><text:span text:style-name="T5"><text:s text:c="2"/>rules:</text:span></text:p>
      <text:p text:style-name="Standard"><text:span text:style-name="T5"><text:s text:c="2"/>- host: rewrite.local</text:span></text:p>
      <text:p text:style-name="Standard"><text:span text:style-name="T5"><text:s text:c="4"/>http:</text:span></text:p>
      <text:p text:style-name="Standard"><text:span text:style-name="T5"><text:s text:c="6"/>paths:</text:span></text:p>
      <text:p text:style-name="Standard"><text:span text:style-name="T5"><text:s text:c="6"/>- path: /oldpath/(.*)</text:span></text:p>
      <text:p text:style-name="Standard"><text:span text:style-name="T5"><text:s text:c="8"/>pathType: Prefix</text:span></text:p>
      <text:p text:style-name="Standard"><text:span text:style-name="T5"><text:s text:c="8"/>backend:</text:span></text:p>
      <text:p text:style-name="Standard"><text:soft-page-break/><text:span text:style-name="T5"><text:s text:c="10"/>service:</text:span></text:p>
      <text:p text:style-name="Standard"><text:span text:style-name="T5"><text:s text:c="12"/>name: new-service</text:span></text:p>
      <text:p text:style-name="Standard"><text:span text:style-name="T5"><text:s text:c="12"/>port:</text:span></text:p>
      <text:p text:style-name="P36"><text:span text:style-name="T5"><text:s text:c="14"/>number: 80</text:span></text:p>
      <text:p text:style-name="Standard"/>
      <text:p text:style-name="Standard"/>
      <text:p text:style-name="Standard"/>
      <text:p text:style-name="Standard"><text:span text:style-name="T6">nginx.ingress.kubernetes.io/rewrite-target: /</text:span></text:p>
      <text:list xml:id="list2161545365" text:style-name="WWNum11">
        <text:list-item>
          <text:p text:style-name="P5"><text:span text:style-name="T4">Description</text:span>: Replaces the path with the specified rewrite target (<text:span text:style-name="T5">/</text:span>). It effectively removes the matched part of the URL path.</text:p>
        </text:list-item>
        <text:list-item>
          <text:p text:style-name="P27"><text:span text:style-name="T4">Example</text:span>: If the original request path is <text:span text:style-name="T5">/oldpath/something</text:span>, it will be rewritten to <text:span text:style-name="T5">/something</text:span> before forwarding to the backend service.</text:p>
        </text:list-item>
      </text:list>
      <text:p text:style-name="Standard"><text:span text:style-name="T6">nginx.ingress.kubernetes.io/rewrite-target: /newpath</text:span></text:p>
      <text:list xml:id="list3454790635" text:style-name="WWNum4">
        <text:list-item>
          <text:p text:style-name="P6"><text:span text:style-name="T4">Description</text:span>: Replaces the path with the specified rewrite target (<text:span text:style-name="T5">/newpath</text:span>). It substitutes the matched part of the URL path with the specified new path.</text:p>
        </text:list-item>
        <text:list-item>
          <text:p text:style-name="P28"><text:span text:style-name="T4">Example</text:span>: If the original request path is <text:span text:style-name="T5">/oldpath/something</text:span>, it will be rewritten to <text:span text:style-name="T5">/newpath/something</text:span> before forwarding to the backend service.</text:p>
        </text:list-item>
      </text:list>
      <text:p text:style-name="Standard"><text:span text:style-name="T6">nginx.ingress.kubernetes.io/rewrite-target: /$1</text:span></text:p>
      <text:list xml:id="list2604611187" text:style-name="WWNum2">
        <text:list-item>
          <text:p text:style-name="P7"><text:span text:style-name="T4">Description</text:span>: Uses a capture group (<text:span text:style-name="T5">$1</text:span>) from the original path's regular expression match to dynamically construct the rewritten path.</text:p>
        </text:list-item>
        <text:list-item>
          <text:p text:style-name="P29"><text:span text:style-name="T4">Example</text:span>: If your Ingress path definition includes regex capturing groups like <text:span text:style-name="T5">path: /oldpath/(.*)</text:span>, and <text:span text:style-name="T5">rewrite-target: /$1</text:span> is specified, requests to <text:span text:style-name="T5">/oldpath/something</text:span> will be rewritten to <text:span text:style-name="T5">/something</text:span>.</text:p>
        </text:list-item>
      </text:list>
      <text:p text:style-name="Standard"/>
      <text:p text:style-name="Standard"/>
      <text:p text:style-name="P47"><text:bookmark text:name="_t7klz7vmc04g"/><text:span text:style-name="T2">Key Features of TLS:</text:span></text:p>
      <text:list xml:id="list3346362740" text:style-name="WWNum5">
        <text:list-item>
          <text:p text:style-name="P8"><text:span text:style-name="T4">Encryption</text:span>: TLS encrypts data to ensure that it remains private and secure during transmission. This prevents unauthorized parties from intercepting and reading the data.</text:p>
        </text:list-item>
        <text:list-item>
          <text:p text:style-name="P19"><text:span text:style-name="T4">Authentication</text:span>: TLS supports server-side and optional client-side authentication using digital certificates. This ensures that the parties involved in the communication are who they claim to be.</text:p>
        </text:list-item>
        <text:list-item>
          <text:p text:style-name="P30"><text:soft-page-break/><text:span text:style-name="T4">Compatibility</text:span>: TLS is widely supported and used across various applications and services, including web browsers, email clients, instant messaging, and more.</text:p>
        </text:list-item>
      </text:list>
      <text:p text:style-name="P47"><text:bookmark text:name="_4a52vjrvpfhz"/><text:span text:style-name="T2">TLS Handshake Process:</text:span></text:p>
      <text:p text:style-name="P2">TLS communication begins with a handshake process, where the client and server negotiate parameters for secure communication:</text:p>
      <text:list xml:id="list714194696" text:style-name="WWNum6">
        <text:list-item>
          <text:p text:style-name="P9"><text:span text:style-name="T4">ClientHello</text:span>: The client sends a message containing the TLS version, supported cipher suites, and a random number.</text:p>
        </text:list-item>
        <text:list-item>
          <text:p text:style-name="P20"><text:span text:style-name="T4">ServerHello</text:span>: The server responds with its chosen TLS version, cipher suite, and a random number.</text:p>
        </text:list-item>
        <text:list-item>
          <text:p text:style-name="P20"><text:span text:style-name="T4">Certificate Exchange</text:span>: The server sends its digital certificate to prove its identity (if required).</text:p>
        </text:list-item>
        <text:list-item>
          <text:p text:style-name="P20"><text:span text:style-name="T4">Key Exchange</text:span>: The client and server agree on a shared secret key to be used for symmetric encryption during the session.</text:p>
        </text:list-item>
        <text:list-item>
          <text:p text:style-name="P31"><text:span text:style-name="T4">Finished</text:span>: Both parties exchange finished messages to confirm that the handshake was successful and communication can proceed securely.</text:p>
        </text:list-item>
      </text:list>
      <text:p text:style-name="P47"><text:bookmark text:name="_g7ilv2nb7xk2"/><text:span text:style-name="T2">Usage:</text:span></text:p>
      <text:p text:style-name="P2">TLS is commonly used to secure HTTP connections (HTTPS), ensuring that sensitive information such as login credentials, payment details, and personal data transmitted over the internet remains confidential and integral.</text:p>
      <text:p text:style-name="Standard"/>
      <text:p text:style-name="P3"/>
      <text:p text:style-name="P3"/>
      <text:p text:style-name="P3"/>
      <text:p text:style-name="P3"/>
      <text:p text:style-name="Standard"><text:span text:style-name="T4">Create a Secret for TLS Certificate</text:span><text:line-break/><text:line-break/><text:span text:style-name="T5">kubectl create secret tls tls-secret --cert=path/to/tls.crt --key=path/to/tls.key</text:span></text:p>
      <text:p text:style-name="P1"/>
      <text:p text:style-name="Standard"><text:span text:style-name="T4">Ingress Resource</text:span>:<text:line-break/><text:line-break/><text:span text:style-name="T5">apiVersion: networking.k8s.io/v1</text:span></text:p>
      <text:p text:style-name="Standard"><text:span text:style-name="T5">kind: Ingress</text:span></text:p>
      <text:p text:style-name="Standard"><text:span text:style-name="T5">metadata:</text:span></text:p>
      <text:p text:style-name="Standard"><text:span text:style-name="T5"><text:s text:c="2"/>name: example-ingress</text:span></text:p>
      <text:p text:style-name="Standard"><text:soft-page-break/><text:span text:style-name="T5"><text:s text:c="2"/>annotations:</text:span></text:p>
      <text:p text:style-name="Standard"><text:span text:style-name="T5"><text:s text:c="4"/>nginx.ingress.kubernetes.io/ssl-redirect: "true"</text:span></text:p>
      <text:p text:style-name="Standard"><text:span text:style-name="T5">spec:</text:span></text:p>
      <text:p text:style-name="Standard"><text:span text:style-name="T5"><text:s text:c="2"/>tls:</text:span></text:p>
      <text:p text:style-name="Standard"><text:span text:style-name="T5"><text:s text:c="2"/>- hosts:</text:span></text:p>
      <text:p text:style-name="Standard"><text:span text:style-name="T5"><text:s text:c="4"/>- myapp.local</text:span></text:p>
      <text:p text:style-name="Standard"><text:span text:style-name="T5"><text:s text:c="4"/>secretName: my-tls-secret</text:span></text:p>
      <text:p text:style-name="Standard"><text:span text:style-name="T5"><text:s text:c="2"/>rules:</text:span></text:p>
      <text:p text:style-name="Standard"><text:span text:style-name="T5"><text:s text:c="2"/>- host: myapp.local</text:span></text:p>
      <text:p text:style-name="Standard"><text:span text:style-name="T5"><text:s text:c="4"/>http:</text:span></text:p>
      <text:p text:style-name="Standard"><text:span text:style-name="T5"><text:s text:c="6"/>paths:</text:span></text:p>
      <text:p text:style-name="Standard"><text:span text:style-name="T5"><text:s text:c="6"/>- path: /frontend</text:span></text:p>
      <text:p text:style-name="Standard"><text:span text:style-name="T5"><text:s text:c="8"/>pathType: Prefix</text:span></text:p>
      <text:p text:style-name="Standard"><text:span text:style-name="T5"><text:s text:c="8"/>backend:</text:span></text:p>
      <text:p text:style-name="Standard"><text:span text:style-name="T5"><text:s text:c="10"/>service:</text:span></text:p>
      <text:p text:style-name="Standard"><text:span text:style-name="T5"><text:s text:c="12"/>name: frontend-service</text:span></text:p>
      <text:p text:style-name="Standard"><text:span text:style-name="T5"><text:s text:c="12"/>port:</text:span></text:p>
      <text:p text:style-name="Standard"><text:span text:style-name="T5"><text:s text:c="14"/>number: 80</text:span></text:p>
      <text:p text:style-name="Standard"><text:span text:style-name="T5"><text:s text:c="6"/>- path: /backend</text:span></text:p>
      <text:p text:style-name="Standard"><text:span text:style-name="T5"><text:s text:c="8"/>pathType: Prefix</text:span></text:p>
      <text:p text:style-name="Standard"><text:span text:style-name="T5"><text:s text:c="8"/>backend:</text:span></text:p>
      <text:p text:style-name="Standard"><text:soft-page-break/><text:span text:style-name="T5"><text:s text:c="10"/>service:</text:span></text:p>
      <text:p text:style-name="Standard"><text:span text:style-name="T5"><text:s text:c="12"/>name: backend-service</text:span></text:p>
      <text:p text:style-name="Standard"><text:span text:style-name="T5"><text:s text:c="12"/>port:</text:span></text:p>
      <text:p text:style-name="P36"><text:span text:style-name="T5"><text:s text:c="14"/>number: 80</text:span></text:p>
      <text:p text:style-name="Standard"/>
      <text:p text:style-name="Standard"/>
      <text:p text:style-name="P46"><text:bookmark text:name="_z4n9vtm2sqxy"/></text:p>
      <text:p text:style-name="P46"><text:bookmark text:name="_phkrqhtu3y1w"/></text:p>
      <text:p text:style-name="P45"><text:bookmark text:name="_ltgezxtzd0rg"/><text:span text:style-name="T3">Project Overview</text:span></text:p>
      <text:p text:style-name="P2">Participants are required to deploy a simple static web application on a Kubernetes cluster using Minikube, set up advanced ingress networking with URL rewriting and sticky sessions, and configure horizontal pod autoscaling to manage traffic efficiently. The project will be divided into stages, with each stage focusing on specific aspects of Kubernetes ingress, URL rewriting, sticky sessions, and autoscaling.</text:p>
      <text:p text:style-name="P45"><text:bookmark text:name="_49a6a86htkj8"/><text:span text:style-name="T3">Requirements and Deliverables</text:span></text:p>
      <text:p text:style-name="P47"><text:bookmark text:name="_pd5rk6g25ro"/><text:span text:style-name="T2">Stage 1: Setting Up the Kubernetes Cluster and Static Web App</text:span></text:p>
      <text:list xml:id="list1160862215" text:style-name="WWNum9">
        <text:list-item>
          <text:p text:style-name="P10"><text:span text:style-name="T4">Set Up Minikube:</text:span></text:p>
          <text:list>
            <text:list-item>
              <text:p text:style-name="P37">Ensure Minikube is installed and running on the local Ubuntu machine.</text:p>
            </text:list-item>
            <text:list-item>
              <text:p text:style-name="P37">Verify the Kubernetes cluster is functioning correctly.</text:p>
            </text:list-item>
          </text:list>
        </text:list-item>
        <text:list-item>
          <text:p text:style-name="P21"><text:span text:style-name="T4">Deploy Static Web App:</text:span></text:p>
          <text:list>
            <text:list-item>
              <text:p text:style-name="P37">Create a Dockerfile for a simple static web application (e.g., an HTML page served by Nginx).</text:p>
            </text:list-item>
            <text:list-item>
              <text:p text:style-name="P37">Build a Docker image for the static web application.</text:p>
            </text:list-item>
            <text:list-item>
              <text:p text:style-name="P37">Push the Docker image to Docker Hub or a local registry.</text:p>
            </text:list-item>
          </text:list>
        </text:list-item>
        <text:list-item>
          <text:p text:style-name="P21"><text:span text:style-name="T4">Kubernetes Deployment:</text:span></text:p>
          <text:list>
            <text:list-item>
              <text:p text:style-name="P37">Write a Kubernetes deployment manifest to deploy the static web application.</text:p>
            </text:list-item>
            <text:list-item>
              <text:p text:style-name="P37"><text:soft-page-break/>Write a Kubernetes service manifest to expose the static web application within the cluster.</text:p>
            </text:list-item>
            <text:list-item>
              <text:p text:style-name="P41">Apply the deployment and service manifests to the Kubernetes cluster.</text:p>
            </text:list-item>
          </text:list>
        </text:list-item>
      </text:list>
      <text:p text:style-name="P2"><text:span text:style-name="T4">Deliverables:</text:span></text:p>
      <text:list xml:id="list2423606785" text:style-name="WWNum10">
        <text:list-item>
          <text:p text:style-name="P11">Dockerfile for the static web app</text:p>
        </text:list-item>
        <text:list-item>
          <text:p text:style-name="P22">Docker image URL</text:p>
        </text:list-item>
        <text:list-item>
          <text:p text:style-name="P32">Kubernetes deployment and service YAML files</text:p>
        </text:list-item>
      </text:list>
      <text:p text:style-name="P47"><text:bookmark text:name="_p2ien9h3lm66"/><text:span text:style-name="T2">Stage 2: Configuring Ingress Networking</text:span></text:p>
      <text:list xml:id="list1363794168" text:style-name="WWNum7">
        <text:list-item>
          <text:p text:style-name="P12"><text:span text:style-name="T4">Install and Configure Ingress Controller:</text:span></text:p>
          <text:list>
            <text:list-item>
              <text:p text:style-name="P38">Install an ingress controller (e.g., Nginx Ingress Controller) in the Minikube cluster.</text:p>
            </text:list-item>
            <text:list-item>
              <text:p text:style-name="P38">Verify the ingress controller is running and accessible.</text:p>
            </text:list-item>
          </text:list>
        </text:list-item>
        <text:list-item>
          <text:p text:style-name="P23"><text:span text:style-name="T4">Create Ingress Resource:</text:span></text:p>
          <text:list>
            <text:list-item>
              <text:p text:style-name="P38">Write an ingress resource manifest to route external traffic to the static web application.</text:p>
            </text:list-item>
            <text:list-item>
              <text:p text:style-name="P38">Configure advanced ingress rules for path-based routing and host-based routing (use at least two different hostnames and paths).</text:p>
            </text:list-item>
            <text:list-item>
              <text:p text:style-name="P38">Implement TLS termination for secure connections.</text:p>
            </text:list-item>
            <text:list-item>
              <text:p text:style-name="P38">Configure URL rewriting in the ingress resource to modify incoming URLs before they reach the backend services.</text:p>
            </text:list-item>
            <text:list-item>
              <text:p text:style-name="P42">Enable sticky sessions to ensure that requests from the same client are directed to the same backend pod.</text:p>
            </text:list-item>
          </text:list>
        </text:list-item>
      </text:list>
      <text:p text:style-name="P2"><text:span text:style-name="T4">Deliverables:</text:span></text:p>
      <text:list xml:id="list3583340478" text:style-name="WWNum12">
        <text:list-item>
          <text:p text:style-name="P13">Ingress controller installation commands/scripts</text:p>
        </text:list-item>
        <text:list-item>
          <text:p text:style-name="P33">Ingress resource YAML file with advanced routing, TLS configuration, URL rewriting, and sticky sessions</text:p>
        </text:list-item>
      </text:list>
      <text:p text:style-name="P47"><text:bookmark text:name="_u50ye3sddjdb"/><text:span text:style-name="T2">Stage 3: Implementing Horizontal Pod Autoscaling</text:span></text:p>
      <text:list xml:id="list872183202" text:style-name="WWNum8">
        <text:list-item>
          <text:p text:style-name="P14"><text:span text:style-name="T4">Configure Horizontal Pod Autoscaler:</text:span></text:p>
          <text:list>
            <text:list-item>
              <text:p text:style-name="P39"><text:soft-page-break/>Write a horizontal pod autoscaler (HPA) manifest to automatically scale the static web application pods based on CPU utilization.</text:p>
            </text:list-item>
            <text:list-item>
              <text:p text:style-name="P39">Set thresholds for minimum and maximum pod replicas.</text:p>
            </text:list-item>
          </text:list>
        </text:list-item>
        <text:list-item>
          <text:p text:style-name="P24"><text:span text:style-name="T4">Stress Testing:</text:span></text:p>
          <text:list>
            <text:list-item>
              <text:p text:style-name="P39">Perform stress testing to simulate traffic and validate the HPA configuration.</text:p>
            </text:list-item>
            <text:list-item>
              <text:p text:style-name="P43">Monitor the scaling behavior and ensure the application scales up and down based on the load.</text:p>
            </text:list-item>
          </text:list>
        </text:list-item>
      </text:list>
      <text:p text:style-name="P2"><text:span text:style-name="T4">Deliverables:</text:span></text:p>
      <text:list xml:id="list1914312907" text:style-name="WWNum13">
        <text:list-item>
          <text:p text:style-name="P15">Horizontal pod autoscaler YAML file</text:p>
        </text:list-item>
        <text:list-item>
          <text:p text:style-name="P34">Documentation or screenshots of the stress testing process and scaling behavior</text:p>
        </text:list-item>
      </text:list>
      <text:p text:style-name="P47"><text:bookmark text:name="_c4nysqbkamh5"/><text:span text:style-name="T2">Stage 4: Final Validation and Cleanup</text:span></text:p>
      <text:list xml:id="list1170709553" text:style-name="WWNum1">
        <text:list-item>
          <text:p text:style-name="P16"><text:span text:style-name="T4">Final Validation:</text:span></text:p>
          <text:list>
            <text:list-item>
              <text:p text:style-name="P40">Validate the ingress networking, URL rewriting, and sticky sessions configurations by accessing the web application through different hostnames and paths.</text:p>
            </text:list-item>
            <text:list-item>
              <text:p text:style-name="P40">Verify the application's availability and performance during different load conditions.</text:p>
            </text:list-item>
          </text:list>
        </text:list-item>
        <text:list-item>
          <text:p text:style-name="P25"><text:span text:style-name="T4">Cleanup:</text:span></text:p>
          <text:list>
            <text:list-item>
              <text:p text:style-name="P44">Provide commands or scripts to clean up the Kubernetes resources created during the project (deployments, services, ingress, HPA).</text:p>
            </text:list-item>
          </text:list>
        </text:list-item>
      </text:list>
      <text:p text:style-name="P2"><text:span text:style-name="T4">Deliverables:</text:span></text:p>
      <text:list xml:id="list4216722560" text:style-name="WWNum3">
        <text:list-item>
          <text:p text:style-name="P17">Final validation report documenting the testing process and results</text:p>
        </text:list-item>
        <text:list-item>
          <text:p text:style-name="P35">Cleanup commands/scrip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73" meta:word-count="1500" meta:character-count="11185" meta:non-whitespace-character-count="9275"/>
    <meta:generator>LibreOfficeDev/6.0.5.2$Linux_X86_64 LibreOffice_project/</meta:generator>
  </office:meta>
</office:document-meta>
</file>